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Range 20MHz 4DCS (typical reference), inttime =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string" calcext:value-type="string">
            <text:p>us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.8" calcext:value-type="float">
            <text:p>1.8</text:p>
          </table:table-cell>
          <table:table-cell/>
          <table:table-cell office:value-type="string" calcext:value-type="string">
            <text:p>Amplitude gain from 20MHz→10MHz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float" office:value="2" calcext:value-type="float">
            <text:p>2.0</text:p>
          </table:table-cell>
          <table:table-cell/>
          <table:table-cell office:value-type="string" calcext:value-type="string">
            <text:p>Amplitude gain from 20MHz→6.66MHz</text:p>
          </table:table-cell>
          <table:table-cell table:number-columns-repeated="12"/>
          <table:table-cell office:value-type="string" calcext:value-type="string">
            <text:p>deg/pix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Amplitude gain narrow vs. wide</text:p>
          </table:table-cell>
          <table:table-cell table:number-columns-repeated="2"/>
          <table:table-cell office:value-type="string" calcext:value-type="string">
            <text:p>3.1 with 3 emitters &amp; faulty supply</text:p>
          </table:table-cell>
          <table:table-cell/>
          <table:table-cell table:style-name="ce4" table:formula="of:=5/3*3.1*1.1" office:value-type="float" office:value="5.68333333333333" calcext:value-type="float">
            <text:p>5.68</text:p>
          </table:table-cell>
          <table:table-cell office:value-type="string" calcext:value-type="string">
            <text:p>With 5 emitters &amp; fixed supply (assume +10%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D conversion per frame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Rotation deg/s</text:p>
          </table:table-cell>
          <table:table-cell office:value-type="string" calcext:value-type="string">
            <text:p>Sensor rotation 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table:style-name="ce1" office:value-type="string" calcext:value-type="string">
            <text:p>BASIC SET</text:p>
          </table:table-cell>
          <table:table-cell office:value-type="string" calcext:value-type="string">
            <text:p>HDR_FACTOR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55" calcext:value-type="float">
            <text:p>55</text:p>
          </table:table-cell>
          <table:table-cell table:formula="of:=[.R6]/1000*[.P7]" office:value-type="float" office:value="2.75" calcext:value-type="float">
            <text:p>2.75</text:p>
          </table:table-cell>
          <table:table-cell office:value-type="string" calcext:value-type="string">
            <text:p>deg</text:p>
          </table:table-cell>
          <table:table-cell table:style-name="ce4" table:formula="of:=[.Q7]/[.$R$3]" office:value-type="float" office:value="3.05555555555556" calcext:value-type="float">
            <text:p>3.0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10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10]+[.F10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2DCS</text:p>
          </table:table-cell>
          <table:table-cell office:value-type="string" calcext:value-type="string">
            <text:p>6.66MHz</text:p>
          </table:table-cell>
          <table:table-cell table:formula="of:=[.D14]" office:value-type="float" office:value="2324" calcext:value-type="float">
            <text:p>2324</text:p>
          </table:table-cell>
          <table:table-cell table:formula="of:=2*[.D11]" office:value-type="float" office:value="4648" calcext:value-type="float">
            <text:p>4648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11]+[.F11]" office:value-type="float" office:value="8448" calcext:value-type="float">
            <text:p>8448</text:p>
          </table:table-cell>
          <table:table-cell table:style-name="ce3" table:formula="of:=SQRT(([.E11]/4)/[.$H$1])*[.$B$1]*SQRT([.$B$3])" office:value-type="float" office:value="7036.42695889228" calcext:value-type="float">
            <text:p>7036</text:p>
          </table:table-cell>
          <table:table-cell office:value-type="string" calcext:value-type="string">
            <text:p>Deal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20MHz</text:p>
          </table:table-cell>
          <table:table-cell office:value-type="float" office:value="12" calcext:value-type="float">
            <text:p>12</text:p>
          </table:table-cell>
          <table:table-cell table:formula="of:=4*[.D12]" office:value-type="float" office:value="48" calcext:value-type="float">
            <text:p>48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12]+[.F12]" office:value-type="float" office:value="7648" calcext:value-type="float">
            <text:p>7648</text:p>
          </table:table-cell>
          <table:table-cell table:style-name="ce3" table:formula="of:=SQRT(([.E12]/4)/[.$H$1])*[.$B$1]" office:value-type="float" office:value="505.620582960231" calcext:value-type="float">
            <text:p>506</text:p>
          </table:table-cell>
          <table:table-cell office:value-type="string" calcext:value-type="string">
            <text:p>Short exp / autoexp bas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20MHz</text:p>
          </table:table-cell>
          <table:table-cell office:value-type="float" office:value="332" calcext:value-type="float">
            <text:p>332</text:p>
          </table:table-cell>
          <table:table-cell table:formula="of:=4*[.D13]" office:value-type="float" office:value="1328" calcext:value-type="float">
            <text:p>1328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13]+[.F13]" office:value-type="float" office:value="8928" calcext:value-type="float">
            <text:p>8928</text:p>
          </table:table-cell>
          <table:table-cell table:style-name="ce3" table:formula="of:=SQRT(([.E13]/4)/[.$H$1])*[.$B$1]" office:value-type="float" office:value="2659.51940738564" calcext:value-type="float">
            <text:p>2660</text:p>
          </table:table-cell>
          <table:table-cell office:value-type="string" calcext:value-type="string">
            <text:p>HDR sh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20MHz</text:p>
          </table:table-cell>
          <table:table-cell table:formula="of:=[.C7]*[.D13]" office:value-type="float" office:value="2324" calcext:value-type="float">
            <text:p>2324</text:p>
          </table:table-cell>
          <table:table-cell table:formula="of:=4*[.D14]" office:value-type="float" office:value="9296" calcext:value-type="float">
            <text:p>9296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14]+[.F14]" office:value-type="float" office:value="16896" calcext:value-type="float">
            <text:p>16896</text:p>
          </table:table-cell>
          <table:table-cell table:style-name="ce3" table:formula="of:=SQRT(([.E14]/4)/[.$H$1])*[.$B$1]" office:value-type="float" office:value="7036.42695889228" calcext:value-type="float">
            <text:p>7036</text:p>
          </table:table-cell>
          <table:table-cell office:value-type="string" calcext:value-type="string">
            <text:p>HDR long</text:p>
          </table:table-cell>
          <table:table-cell table:number-columns-repeated="6"/>
          <table:table-cell office:value-type="string" calcext:value-type="string">
            <text:p>Translation mm/s</text:p>
          </table:table-cell>
          <table:table-cell office:value-type="string" calcext:value-type="string">
            <text:p>Sensor transl 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7"/>
          <table:table-cell office:value-type="float" office:value="1500" calcext:value-type="float">
            <text:p>1500</text:p>
          </table:table-cell>
          <table:table-cell table:formula="of:=[.R14]/1000*[.P15]" office:value-type="float" office:value="75" calcext:value-type="float">
            <text:p>75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16"/>
          <table:table-cell office:value-type="string" calcext:value-type="string">
            <text:p>Target at [mm]</text:p>
          </table:table-cell>
          <table:table-cell office:value-type="string" calcext:value-type="string">
            <text:p>Angular:</text:p>
          </table:table-cell>
          <table:table-cell office:value-type="string" calcext:value-type="string">
            <text:p>pixel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formula="of:=90-ATAN([.Q18]/[.$Q$15])*360/(2*PI())" office:value-type="float" office:value="36.869897645844" calcext:value-type="float">
            <text:p>36.869897645844</text:p>
          </table:table-cell>
          <table:table-cell table:formula="of:=[.R18]/[.$R$3]" office:value-type="float" office:value="40.9665529398267" calcext:value-type="float">
            <text:p>40.9665529398267</text:p>
          </table:table-cell>
          <table:table-cell/>
        </table:table-row>
        <table:table-row table:style-name="ro1">
          <table:table-cell table:number-columns-repeated="6"/>
          <table:table-cell table:formula="of:=SUM([.G10:.G17])/1000" office:value-type="float" office:value="43.97" calcext:value-type="float">
            <text:p>43.97</text:p>
          </table:table-cell>
          <table:table-cell office:value-type="string" calcext:value-type="string">
            <text:p>ms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formula="of:=90-ATAN([.Q19]/[.$Q$15])*360/(2*PI())" office:value-type="float" office:value="20.5560452195835" calcext:value-type="float">
            <text:p>20.5560452195835</text:p>
          </table:table-cell>
          <table:table-cell table:formula="of:=[.R19]/[.$R$3]" office:value-type="float" office:value="22.8400502439816" calcext:value-type="float">
            <text:p>22.8400502439816</text:p>
          </table:table-cell>
          <table:table-cell/>
        </table:table-row>
        <table:table-row table:style-name="ro1">
          <table:table-cell table:number-columns-repeated="6"/>
          <table:table-cell table:style-name="ce2" table:formula="of:=1000/[.G19]" office:value-type="float" office:value="22.7427791676143" calcext:value-type="float">
            <text:p>22.7</text:p>
          </table:table-cell>
          <table:table-cell office:value-type="string" calcext:value-type="string">
            <text:p>FPS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table:formula="of:=90-ATAN([.Q20]/[.$Q$15])*360/(2*PI())" office:value-type="float" office:value="4.289153328819" calcext:value-type="float">
            <text:p>4.289153328819</text:p>
          </table:table-cell>
          <table:table-cell table:formula="of:=[.R20]/[.$R$3]" office:value-type="float" office:value="4.76572592091" calcext:value-type="float">
            <text:p>4.76572592091</text:p>
          </table:table-cell>
          <table:table-cell/>
        </table:table-row>
        <table:table-row table:style-name="ro1">
          <table:table-cell table:number-columns-repeated="16"/>
          <table:table-cell office:value-type="float" office:value="2000" calcext:value-type="float">
            <text:p>2000</text:p>
          </table:table-cell>
          <table:table-cell table:formula="of:=90-ATAN([.Q21]/[.$Q$15])*360/(2*PI())" office:value-type="float" office:value="2.14758542829851" calcext:value-type="float">
            <text:p>2.14758542829851</text:p>
          </table:table-cell>
          <table:table-cell table:formula="of:=[.R21]/[.$R$3]" office:value-type="float" office:value="2.38620603144279" calcext:value-type="float">
            <text:p>2.38620603144279</text:p>
          </table:table-cell>
          <table:table-cell/>
        </table:table-row>
        <table:table-row table:style-name="ro1">
          <table:table-cell table:style-name="ce1" office:value-type="string" calcext:value-type="string">
            <text:p>LONG WIDE SET</text:p>
          </table:table-cell>
          <table:table-cell/>
          <table:table-cell office:value-type="string" calcext:value-type="string">
            <text:p>May come after BASIC SET</text:p>
          </table:table-cell>
          <table:table-cell table:number-columns-repeated="13"/>
          <table:table-cell office:value-type="float" office:value="10000" calcext:value-type="float">
            <text:p>10000</text:p>
          </table:table-cell>
          <table:table-cell table:formula="of:=90-ATAN([.Q22]/[.$Q$15])*360/(2*PI())" office:value-type="float" office:value="0.429710289401029" calcext:value-type="float">
            <text:p>0.429710289401029</text:p>
          </table:table-cell>
          <table:table-cell table:formula="of:=[.R22]/[.$R$3]" office:value-type="float" office:value="0.477455877112255" calcext:value-type="float">
            <text:p>0.477455877112255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25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25]+[.F25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2DCS</text:p>
          </table:table-cell>
          <table:table-cell office:value-type="string" calcext:value-type="string">
            <text:p>6.66MHz</text:p>
          </table:table-cell>
          <table:table-cell table:formula="of:=1.8*[.D28]" office:value-type="float" office:value="6274.8" calcext:value-type="float">
            <text:p>6274.8</text:p>
          </table:table-cell>
          <table:table-cell table:formula="of:=2*[.D26]" office:value-type="float" office:value="12549.6" calcext:value-type="float">
            <text:p>12549.6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26]+[.F26]" office:value-type="float" office:value="16349.6" calcext:value-type="float">
            <text:p>16349.6</text:p>
          </table:table-cell>
          <table:table-cell table:style-name="ce3" table:formula="of:=SQRT(([.E26]/4)/[.$H$1])*[.$B$1]*SQRT([.B3])" office:value-type="float" office:value="11562.0293088683" calcext:value-type="float">
            <text:p>11562</text:p>
          </table:table-cell>
          <table:table-cell office:value-type="string" calcext:value-type="string">
            <text:p>Deal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formula="of:=[.D13]*1.5" office:value-type="float" office:value="498" calcext:value-type="float">
            <text:p>498</text:p>
          </table:table-cell>
          <table:table-cell table:formula="of:=4*[.D27]" office:value-type="float" office:value="1992" calcext:value-type="float">
            <text:p>1992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27]+[.F27]" office:value-type="float" office:value="9592" calcext:value-type="float">
            <text:p>9592</text:p>
          </table:table-cell>
          <table:table-cell table:style-name="ce3" table:formula="of:=SQRT(([.E27]/4)/[.$H$1])*[.$B$1]*SQRT([.B2])" office:value-type="float" office:value="4370.03631464366" calcext:value-type="float">
            <text:p>4370</text:p>
          </table:table-cell>
          <table:table-cell office:value-type="string" calcext:value-type="string">
            <text:p>HDR sh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formula="of:=[.D27]*[.C7]" office:value-type="float" office:value="3486" calcext:value-type="float">
            <text:p>3486</text:p>
          </table:table-cell>
          <table:table-cell table:formula="of:=4*[.D28]" office:value-type="float" office:value="13944" calcext:value-type="float">
            <text:p>13944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28]+[.F28]" office:value-type="float" office:value="21544" calcext:value-type="float">
            <text:p>21544</text:p>
          </table:table-cell>
          <table:table-cell table:style-name="ce3" table:formula="of:=SQRT(([.E28]/4)/[.$H$1])*[.$B$1]*SQRT([.B2])" office:value-type="float" office:value="11562.0293088683" calcext:value-type="float">
            <text:p>11562</text:p>
          </table:table-cell>
          <table:table-cell office:value-type="string" calcext:value-type="string">
            <text:p>HDR long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3"/>
          <table:table-cell table:number-columns-repeated="12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SUM([.G25:.G31])/1000" office:value-type="float" office:value="49.5356" calcext:value-type="float">
            <text:p>49.5356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33]" office:value-type="float" office:value="20.1875015140626" calcext:value-type="float">
            <text:p>20.2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otal time with BASIC SET: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G19]+[.G33]" office:value-type="float" office:value="93.5056" calcext:value-type="float">
            <text:p>93.5056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36]" office:value-type="float" office:value="10.694546636779" calcext:value-type="float">
            <text:p>10.7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LONG NARROW SET</text:p>
          </table:table-cell>
          <table:table-cell/>
          <table:table-cell office:value-type="string" calcext:value-type="string">
            <text:p>May come after BASIC SET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43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43]+[.F43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2DCS</text:p>
          </table:table-cell>
          <table:table-cell office:value-type="string" calcext:value-type="string">
            <text:p>6.66MHz</text:p>
          </table:table-cell>
          <table:table-cell table:formula="of:=1.9*[.D46]" office:value-type="float" office:value="6623.4" calcext:value-type="float">
            <text:p>6623.4</text:p>
          </table:table-cell>
          <table:table-cell table:formula="of:=2*[.D44]" office:value-type="float" office:value="13246.8" calcext:value-type="float">
            <text:p>13246.8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44]+[.F44]" office:value-type="float" office:value="17046.8" calcext:value-type="float">
            <text:p>17046.8</text:p>
          </table:table-cell>
          <table:table-cell table:style-name="ce3" table:formula="of:=SQRT(([.E44]/4)/[.$H$1])*[.$B$1]*SQRT([.B3])*SQRT([.B4])" office:value-type="float" office:value="28360.3797423524" calcext:value-type="float">
            <text:p>28360</text:p>
          </table:table-cell>
          <table:table-cell office:value-type="string" calcext:value-type="string">
            <text:p>Deal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formula="of:=[.D27]" office:value-type="float" office:value="498" calcext:value-type="float">
            <text:p>498</text:p>
          </table:table-cell>
          <table:table-cell table:style-name="ce3" table:formula="of:=4*[.D45]" office:value-type="float" office:value="1992" calcext:value-type="float">
            <text:p>1992</text:p>
          </table:table-cell>
          <table:table-cell table:formula="of:=[.$B$5]*4" office:value-type="float" office:value="7600" calcext:value-type="float">
            <text:p>7600</text:p>
          </table:table-cell>
          <table:table-cell table:style-name="ce3" table:formula="of:=[.E45]+[.F45]" office:value-type="float" office:value="9592" calcext:value-type="float">
            <text:p>9592</text:p>
          </table:table-cell>
          <table:table-cell table:style-name="ce3" table:formula="of:=SQRT(([.E45]/4)/[.$H$1])*[.$B$1]*SQRT([.B2])*SQRT([.B4])" office:value-type="float" office:value="10433.3187016613" calcext:value-type="float">
            <text:p>10433</text:p>
          </table:table-cell>
          <table:table-cell office:value-type="string" calcext:value-type="string">
            <text:p>HDR sh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style-name="ce3" table:formula="of:=[.D45]*[.C7]" office:value-type="float" office:value="3486" calcext:value-type="float">
            <text:p>3486</text:p>
          </table:table-cell>
          <table:table-cell table:style-name="ce3" table:formula="of:=4*[.D46]" office:value-type="float" office:value="13944" calcext:value-type="float">
            <text:p>13944</text:p>
          </table:table-cell>
          <table:table-cell table:formula="of:=[.$B$5]*4" office:value-type="float" office:value="7600" calcext:value-type="float">
            <text:p>7600</text:p>
          </table:table-cell>
          <table:table-cell table:style-name="ce3" table:formula="of:=[.E46]+[.F46]" office:value-type="float" office:value="21544" calcext:value-type="float">
            <text:p>21544</text:p>
          </table:table-cell>
          <table:table-cell table:style-name="ce3" table:formula="of:=SQRT(([.E46]/4)/[.$H$1])*[.$B$1]*SQRT([.B2])*SQRT([.B4])" office:value-type="float" office:value="27603.966633675" calcext:value-type="float">
            <text:p>27604</text:p>
          </table:table-cell>
          <table:table-cell office:value-type="string" calcext:value-type="string">
            <text:p>HDR long</text:p>
          </table:table-cell>
          <table:table-cell table:number-columns-repeated="11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SUM([.G43:.G47])/1000" office:value-type="float" office:value="50.2328" calcext:value-type="float">
            <text:p>50.2328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51]" office:value-type="float" office:value="19.9073115573888" calcext:value-type="float">
            <text:p>19.9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otal time with BASIC SET: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G19]+[.G51]" office:value-type="float" office:value="94.2028" calcext:value-type="float">
            <text:p>94.2028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54]" office:value-type="float" office:value="10.6153957207217" calcext:value-type="float">
            <text:p>10.6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OBSTACLE SET</text:p>
          </table:table-cell>
          <table:table-cell table:number-columns-repeated="2"/>
          <table:table-cell office:value-type="string" calcext:value-type="string">
            <text:p>10MHz used for better amplitude (half the inttime to get the desired 2m range), but also so that there is no need for time-consuming dealiasing (15m wrap-around vs. 2.3m nominal range)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61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61]+[.F61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office:value-type="float" office:value="15" calcext:value-type="float">
            <text:p>15</text:p>
          </table:table-cell>
          <table:table-cell table:formula="of:=4*[.D62]" office:value-type="float" office:value="60" calcext:value-type="float">
            <text:p>60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62]+[.F62]" office:value-type="float" office:value="7660" calcext:value-type="float">
            <text:p>7660</text:p>
          </table:table-cell>
          <table:table-cell table:style-name="ce3" table:formula="of:=SQRT(([.E62]/4)/[.$H$1])*[.$B$1]*SQRT([.B2])" office:value-type="float" office:value="758.430874440346" calcext:value-type="float">
            <text:p>758</text:p>
          </table:table-cell>
          <table:table-cell office:value-type="string" calcext:value-type="string">
            <text:p>HDR sh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formula="of:=7*[.D62]" office:value-type="float" office:value="105" calcext:value-type="float">
            <text:p>105</text:p>
          </table:table-cell>
          <table:table-cell table:formula="of:=4*[.D63]" office:value-type="float" office:value="420" calcext:value-type="float">
            <text:p>420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63]+[.F63]" office:value-type="float" office:value="4220" calcext:value-type="float">
            <text:p>4220</text:p>
          </table:table-cell>
          <table:table-cell table:style-name="ce3" table:formula="of:=SQRT(([.E63]/4)/[.$H$1])*[.$B$1]*SQRT([.B2])" office:value-type="float" office:value="2006.61948040241" calcext:value-type="float">
            <text:p>2007</text:p>
          </table:table-cell>
          <table:table-cell office:value-type="string" calcext:value-type="string">
            <text:p>HDR long</text:p>
          </table:table-cell>
          <table:table-cell table:number-columns-repeated="11"/>
        </table:table-row>
        <table:table-row table:style-name="ro1" table:number-rows-repeated="2">
          <table:table-cell table:number-columns-repeated="7"/>
          <table:table-cell table:style-name="ce3"/>
          <table:table-cell table:number-columns-repeated="12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SUM([.G61:.G66])/1000" office:value-type="float" office:value="13.93" calcext:value-type="float">
            <text:p>13.93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68]" office:value-type="float" office:value="71.7875089734386" calcext:value-type="float">
            <text:p>71.8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m/s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react in mm</text:p>
          </table:table-cell>
          <table:table-cell office:value-type="string" calcext:value-type="string">
            <text:p>Max delay ms</text:p>
          </table:table-cell>
          <table:table-cell table:number-columns-repeated="16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3.6*[.A73]"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table:formula="of:=[.C73]/[.A73]" office:value-type="float" office:value="400" calcext:value-type="float">
            <text:p>40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3.6*[.A74]"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table:formula="of:=[.C74]/[.A74]"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.6*[.A75]" office:value-type="float" office:value="3.6" calcext:value-type="float">
            <text:p>3.6</text:p>
          </table:table-cell>
          <table:table-cell office:value-type="float" office:value="150" calcext:value-type="float">
            <text:p>150</text:p>
          </table:table-cell>
          <table:table-cell table:formula="of:=[.C75]/[.A75]"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3.6*[.A76]" office:value-type="float" office:value="5.4" calcext:value-type="float">
            <text:p>5.4</text:p>
          </table:table-cell>
          <table:table-cell office:value-type="float" office:value="225" calcext:value-type="float">
            <text:p>225</text:p>
          </table:table-cell>
          <table:table-cell table:formula="of:=[.C76]/[.A76]"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.6*[.A77]" office:value-type="float" office:value="7.2" calcext:value-type="float">
            <text:p>7.2</text:p>
          </table:table-cell>
          <table:table-cell office:value-type="float" office:value="300" calcext:value-type="float">
            <text:p>300</text:p>
          </table:table-cell>
          <table:table-cell table:formula="of:=[.C77]/[.A77]" office:value-type="float" office:value="150" calcext:value-type="float">
            <text:p>15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 style:data-style-name="N2" text:time-value="15:15:35.374927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9:03:01.450077831</meta:creation-date>
    <meta:generator>LibreOffice/6.0.6.2$Linux_X86_64 LibreOffice_project/00m0$Build-2</meta:generator>
    <dc:date>2019-07-28T16:21:13.954383181</dc:date>
    <meta:editing-duration>P1DT1H26M38S</meta:editing-duration>
    <meta:editing-cycles>102</meta:editing-cycles>
    <meta:document-statistic meta:table-count="1" meta:cell-count="292" meta:object-count="0"/>
  </office:meta>
</office:document-meta>
</file>